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808080" draw:fill="bitmap" draw:fill-color="#99ccff" draw:fill-gradient-name="Gradient_20_1" draw:fill-hatch-name="Black_20_0_20_Degrees" draw:fill-image-name="Empty" draw:textarea-horizontal-align="left" draw:textarea-vertical-align="top" draw:auto-grow-height="true" fo:padding-left="0cm" fo:padding-right="0.254cm" fo:wrap-option="wrap" draw:shadow-offset-x="0.305cm" draw:shadow-offset-y="0.305cm"/>
    </style:style>
    <style:style style:name="gr2" style:family="graphic" style:parent-style-name="standard">
      <style:graphic-properties draw:stroke="none" svg:stroke-color="#808080" draw:fill="bitmap" draw:fill-color="#99ccff" draw:fill-gradient-name="Gradient_20_1" draw:fill-hatch-name="Black_20_0_20_Degrees" draw:fill-image-name="Empty" draw:textarea-horizontal-align="left" draw:textarea-vertical-align="top" draw:auto-grow-height="true" fo:padding-right="0cm" fo:wrap-option="wrap" draw:shadow-offset-x="0.305cm" draw:shadow-offset-y="0.305cm"/>
    </style:style>
    <style:style style:name="gr3" style:family="graphic" style:parent-style-name="standard">
      <style:graphic-properties svg:stroke-color="#808080" draw:textarea-horizontal-align="center" draw:textarea-vertical-align="middle"/>
    </style:style>
    <style:style style:name="P1" style:family="paragraph">
      <style:paragraph-properties fo:margin-left="0.635cm" fo:margin-right="0cm" fo:text-align="start" fo:text-indent="-0.61cm"/>
    </style:style>
    <style:style style:name="P2" style:family="paragraph">
      <style:paragraph-properties fo:margin-left="0.635cm" fo:margin-right="0cm" fo:text-align="start" fo:text-indent="-0.61cm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margin-left="0.635cm" fo:margin-right="0cm" fo:text-align="start" fo:text-indent="-0.61cm"/>
      <style:text-properties fo:font-family="'Times New Roman'" style:font-style-name="Normal" style:font-family-generic="roman" style:font-pitch="variable" fo:font-size="12pt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12.001cm" svg:x="3.81cm" svg:y="1.27cm">
          <text:p text:style-name="P1"><text:span text:style-name="T1">Means/ends</text:span></text:p>
          <text:p text:style-name="P1"><text:span text:style-name="T2">People who use the target technology</text:span></text:p>
          <text:p text:style-name="P1"><text:span text:style-name="T2">Goals and subgoals of the target actions</text:span></text:p>
          <text:p text:style-name="P1"><text:span text:style-name="T2">Criteria for success or failure of goals</text:span></text:p>
          <text:p text:style-name="P1"><text:span text:style-name="T2">Decomposition of goals into subgoals</text:span></text:p>
          <text:p text:style-name="P1"><text:span text:style-name="T2">Setting of goals and subgoals</text:span></text:p>
          <text:p text:style-name="P1"><text:span text:style-name="T2">Potential conflicts between goals</text:span></text:p>
          <text:p text:style-name="P1"><text:span text:style-name="T2">Potential conflicts between goals and goals associated with other activities</text:span></text:p>
          <text:p text:style-name="P1"><text:span text:style-name="T2">Resolution of conflicts between goals</text:span></text:p>
          <text:p text:style-name="P1"><text:span text:style-name="T2">Integration of actions into higher-level actions</text:span></text:p>
          <text:p text:style-name="P1"><text:span text:style-name="T2">Constraints imposed by goals on the choice and use of target technology</text:span></text:p>
          <text:p text:style-name="P1"><text:span text:style-name="T2">Alternative ways to attain goals through lower-level goals.</text:span></text:p>
          <text:p text:style-name="P1"><text:span text:style-name="T2">Troubleshooting strategies and techniques</text:span></text:p>
          <text:p text:style-name="P1"><text:span text:style-name="T2">Support of mutual transformations between actions and operations</text:span></text:p>
          <text:p text:style-name="P1"><text:span text:style-name="T2">Goal that can be changed or modified</text:span></text:p>
          <text:p text:style-name="P1"><text:span text:style-name="T2">Parties involved in the design process</text:span></text:p>
          <text:p text:style-name="P1"><text:span text:style-name="T2">Goals of designing a new system</text:span></text:p>
          <text:p text:style-name="P1"><text:span text:style-name="T2">Criteria of success or failure of design</text:span></text:p>
          <text:p text:style-name="P1"><text:span text:style-name="T2">Potential conflicts between goals of design and other go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62cm" svg:height="9.651cm" svg:x="11.43cm" svg:y="1.27cm">
          <text:p text:style-name="P3"><text:span text:style-name="T3">Environment</text:span></text:p>
          <text:p text:style-name="P3">Role of existing technology in producing the outcomes of target actions</text:p>
          <text:p text:style-name="P3">Tools available to users</text:p>
          <text:p text:style-name="P3">Integration of technology with other tools</text:p>
          <text:p text:style-name="P3">Access to tools and materials necessary to perform target actions</text:p>
          <text:p text:style-name="P3">Tools and materials shared between users</text:p>
          <text:p text:style-name="P3">Spatial layout and temporal organization of the working environment.</text:p>
          <text:p text:style-name="P3">Division of labor, including synchronous and asynchronous distribution of work between different locations</text:p>
          <text:p text:style-name="P3">Rules, norms, and procedures regulating social interactions and coordination related to target actions</text:p>
          <text:p text:style-name="P3">Resources available to the parties involved in design of the system</text:p>
          <text:p text:style-name="P3">Rules, norms, and procedures regulating interaction between the part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62cm" svg:height="10.591cm" svg:x="3.81cm" svg:y="13.97cm">
          <text:p text:style-name="P1"><text:span text:style-name="T1">Learning/cognition/articulation</text:span></text:p>
          <text:p text:style-name="P1"><text:span text:style-name="T4">Components of target actions that are to be internalized</text:span></text:p>
          <text:p text:style-name="P1"><text:span text:style-name="T4">Time and effort necessary to learn how to use existing technology</text:span></text:p>
          <text:p text:style-name="P1"><text:span text:style-name="T4">Self-monitoring and reflection through externalization</text:span></text:p>
          <text:p text:style-name="P1"><text:span text:style-name="T4">Possibilities for simulating target actions before their actual implementation.</text:span></text:p>
          <text:p text:style-name="P1"><text:span text:style-name="T4">Support of problem articulation and help request in case of breakdowns</text:span></text:p>
          <text:p text:style-name="P1"><text:span text:style-name="T4">Strategies and procedures of providing help to colleagues and collaborators</text:span></text:p>
          <text:p text:style-name="P1"><text:span text:style-name="T4">Coordination of individual and group activities through externalization</text:span></text:p>
          <text:p text:style-name="P1"><text:span text:style-name="T4">Use of shared representation to support collaborative work</text:span></text:p>
          <text:p text:style-name="P1"><text:span text:style-name="T4">Representations of design that support coordination between the parties</text:span></text:p>
          <text:p text:style-name="P1"><text:span text:style-name="T4">Mutual learning of the content of the work (designers) and possibilities and limitations of technology (use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62cm" svg:height="6.831cm" svg:x="11.43cm" svg:y="13.97cm">
          <text:p text:style-name="P3"><text:span text:style-name="T3">Development</text:span></text:p>
          <text:p text:style-name="P3"><text:span text:style-name="T5">Use of tools at various stages—from goal setting to outcomes</text:span></text:p>
          <text:p text:style-name="P3"><text:span text:style-name="T5">Support for transformation of existing activities into future activities</text:span></text:p>
          <text:p text:style-name="P3"><text:span text:style-name="T5">History of implementation of new technologies to support target actions</text:span></text:p>
          <text:p text:style-name="P3"><text:span text:style-name="T5">Anticipated changes in the environment and the level of activity changes directly influence</text:span></text:p>
          <text:p text:style-name="P3"><text:span text:style-name="T5">Anticipated changes to target actions after new technology is implemented</text:span></text:p>
          <text:p text:style-name="P3"><text:span text:style-name="T5">Anticipated changes to requirements of th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1.458cm" svg:y1="1.27cm" svg:x2="11.458cm" svg:y2="24.765cm">
          <text:p/>
        </draw:line>
        <draw:line draw:style-name="gr3" draw:text-style-name="P4" draw:layer="layout" svg:x1="3.81cm" svg:y1="13.621cm" svg:x2="19.05cm" svg:y2="13.6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3.81cm" fo:margin-right="2.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ndy Souza</meta:initial-creator>
    <meta:creation-date>2010-11-14T09:19:31</meta:creation-date>
    <dc:date>2010-11-14T09:42:58</dc:date>
    <dc:creator>Randy Souza</dc:creator>
    <meta:editing-duration>PT00H23M32S</meta:editing-duration>
    <meta:editing-cycles>4</meta:editing-cycles>
    <meta:generator>OpenOffice.org/3.2$Linux OpenOffice.org_project/320m12$Build-9483</meta:generator>
    <meta:document-statistic meta:object-count="6"/>
  </office:meta>
</office:document-meta>
</file>